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Utils.getField( Object target ,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flectionUtils.createBean( ClassLoader cld , String className , Class [ ] argTypes , Object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flectionUtils.createBean( ClassLoader cld , String className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onUtils.addEventListener( Object source , String eventSetName , EventProcessor process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flectionUtils.findFeatureByName( String featureType , String name , FeatureDescriptor [ ] f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Utils.setField( Object target , String fieldName , Bean value , TypeConvertorRegistry tc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flectionUtils.setProperty( Object target , String propName , Integer index , Object value , Class valueType , TypeConvertorRegistry tc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ReflectionUtils.getProperty( Object target , String propName , Integer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